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4:45:52.6097065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3T14:49:38.542262183</dc:date>
    <dc:creator>Jesus Castagnetto</dc:creator>
    <meta:editing-duration>P9DT15H50M35S</meta:editing-duration>
    <meta:editing-cycles>806</meta:editing-cycles>
    <meta:generator>LibreOffice/7.2.5.2$Linux_X86_64 LibreOffice_project/20$Build-2</meta:generator>
    <meta:document-statistic meta:table-count="1" meta:cell-count="7228" meta:object-count="0"/>
  </office:meta>
</office:document-meta>
</file>